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We hav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s</text:p>
                <text:list>
                  <text:list-item>
                    <text:p>Show how to do configuration in EAP 6 (EAP 6 ~ AS 7.1.x)</text:p>
                  </text:list-item>
                  <text:list-item>
                    <text:p>Show how to set up and manage a JBoss cluster using domai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3T14:08:01</dc:date>
    <dc:language>en-US</dc:language>
    <meta:editing-cycles>126</meta:editing-cycles>
    <meta:editing-duration>P1DT2H49M28S</meta:editing-duration>
    <dc:creator>Bela Ban</dc:cre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